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2" calcext:value-type="float">
            <text:p>882</text:p>
          </table:table-cell>
          <table:table-cell table:style-name="ce7" table:formula="of:=COUNTIF([.B7:.B999];&quot;X&quot;)" office:value-type="float" office:value="756" calcext:value-type="float">
            <text:p>75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7" calcext:value-type="float">
            <text:p>9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7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2">00/00/0000</text:date>, <text:time style:data-style-name="N2" text:time-value="21:04:08.3713887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2T21:05:08.444089676</dc:date>
    <meta:editing-duration>P1DT11M48S</meta:editing-duration>
    <meta:editing-cycles>877</meta:editing-cycles>
    <meta:document-statistic meta:table-count="1" meta:cell-count="5310" meta:object-count="0"/>
  </office:meta>
</office:document-meta>
</file>